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in" fo:margin-right="0in" fo:text-indent="0.5in" style:auto-text-indent="false"/>
      <style:text-properties officeooo:paragraph-rsid="000b52f5"/>
    </style:style>
    <style:style style:name="P2" style:family="paragraph" style:parent-style-name="Standard">
      <style:paragraph-properties fo:break-before="page"/>
      <style:text-properties style:font-name="Calibri" officeooo:paragraph-rsid="000c2f07"/>
    </style:style>
    <style:style style:name="P3" style:family="paragraph" style:parent-style-name="Standard">
      <style:text-properties style:font-name="Calibri" officeooo:paragraph-rsid="000c2f07"/>
    </style:style>
    <style:style style:name="P4" style:family="paragraph" style:parent-style-name="Standard">
      <style:text-properties style:font-name="Calibri" officeooo:paragraph-rsid="000b52f5"/>
    </style:style>
    <style:style style:name="P5" style:family="paragraph" style:parent-style-name="Standard">
      <style:paragraph-properties fo:margin-left="0in" fo:margin-right="0in" fo:text-indent="0.5in" style:auto-text-indent="false"/>
      <style:text-properties style:font-name="Calibri" officeooo:paragraph-rsid="000b52f5"/>
    </style:style>
    <style:style style:name="P6" style:family="paragraph" style:parent-style-name="Standard">
      <style:paragraph-properties fo:text-align="center" style:justify-single-word="false"/>
      <style:text-properties style:font-name="Calibri" fo:font-style="italic" officeooo:paragraph-rsid="000b52f5" style:font-style-asian="italic"/>
    </style:style>
    <style:style style:name="P7" style:family="paragraph" style:parent-style-name="Standard">
      <style:paragraph-properties fo:text-align="center" style:justify-single-word="false"/>
      <style:text-properties style:font-name="Calibri" fo:font-style="italic" officeooo:paragraph-rsid="000ce38f" style:font-style-asian="italic"/>
    </style:style>
    <style:style style:name="P8" style:family="paragraph" style:parent-style-name="Standard">
      <style:text-properties style:font-name="Calibri" officeooo:paragraph-rsid="000ce38f"/>
    </style:style>
    <style:style style:name="P9" style:family="paragraph" style:parent-style-name="Standard">
      <style:paragraph-properties fo:margin-left="0in" fo:margin-right="0in" fo:text-indent="0.5in" style:auto-text-indent="false"/>
      <style:text-properties style:font-name="Calibri" officeooo:paragraph-rsid="000ce38f"/>
    </style:style>
    <style:style style:name="P10" style:family="paragraph" style:parent-style-name="Standard">
      <style:text-properties style:font-name="Calibri" officeooo:paragraph-rsid="000ce9b9"/>
    </style:style>
    <style:style style:name="P11" style:family="paragraph" style:parent-style-name="Standard">
      <style:paragraph-properties fo:margin-left="0in" fo:margin-right="0in" fo:text-indent="0.5in" style:auto-text-indent="false"/>
      <style:text-properties style:font-name="Calibri" officeooo:paragraph-rsid="000ce9b9"/>
    </style:style>
    <style:style style:name="P12" style:family="paragraph" style:parent-style-name="Standard">
      <style:paragraph-properties fo:text-align="center" style:justify-single-word="false"/>
      <style:text-properties style:font-name="Calibri" officeooo:paragraph-rsid="000b52f5"/>
    </style:style>
    <style:style style:name="P13" style:family="paragraph" style:parent-style-name="Standard">
      <style:paragraph-properties fo:text-align="center" style:justify-single-word="false"/>
      <style:text-properties style:font-name="Calibri" officeooo:paragraph-rsid="000ce38f"/>
    </style:style>
    <style:style style:name="P14" style:family="paragraph" style:parent-style-name="Standard">
      <style:paragraph-properties fo:margin-left="0in" fo:margin-right="0in" fo:text-indent="0.5in" style:auto-text-indent="false"/>
      <style:text-properties style:font-name="Calibri" officeooo:paragraph-rsid="000ce38f"/>
    </style:style>
    <style:style style:name="P15" style:family="paragraph" style:parent-style-name="Standard">
      <style:text-properties style:font-name="Calibri" officeooo:paragraph-rsid="000e59b0"/>
    </style:style>
    <style:style style:name="P16" style:family="paragraph" style:parent-style-name="Standard">
      <style:paragraph-properties fo:margin-left="0in" fo:margin-right="0in" fo:text-indent="0.5in" style:auto-text-indent="false"/>
      <style:text-properties officeooo:paragraph-rsid="000ce38f"/>
    </style:style>
    <style:style style:name="T1" style:family="text">
      <style:text-properties fo:font-style="italic" style:font-style-asian="italic"/>
    </style:style>
    <style:style style:name="T2" style:family="text">
      <style:text-properties fo:font-style="italic" officeooo:rsid="000ce9b9" style:font-style-asian="italic" style:font-style-complex="italic"/>
    </style:style>
    <style:style style:name="T3" style:family="text">
      <style:text-properties fo:color="#000000" loext:opacity="100%"/>
    </style:style>
    <style:style style:name="T4" style:family="text">
      <style:text-properties fo:color="#000000" loext:opacity="100%" style:font-name="Calibri" style:text-underline-style="none"/>
    </style:style>
    <style:style style:name="T5" style:family="text">
      <style:text-properties style:text-position="super 58%"/>
    </style:style>
    <style:style style:name="T6" style:family="text">
      <style:text-properties style:font-name-asian="Wingdings" style:font-name-complex="Wingdings"/>
    </style:style>
    <style:style style:name="T7" style:family="text">
      <style:text-properties officeooo:rsid="000b52f5"/>
    </style:style>
    <style:style style:name="T8" style:family="text">
      <style:text-properties officeooo:rsid="000c2f07"/>
    </style:style>
    <style:style style:name="T9" style:family="text">
      <style:text-properties style:font-name="Times New Roman"/>
    </style:style>
    <style:style style:name="T10" style:family="text">
      <style:text-properties style:font-name="Calibri"/>
    </style:style>
    <style:style style:name="T11" style:family="text">
      <style:text-properties style:font-name="Calibri" officeooo:rsid="000ce9b9"/>
    </style:style>
    <style:style style:name="T12" style:family="text">
      <style:text-properties officeooo:rsid="000ce9b9"/>
    </style:style>
    <style:style style:name="T13" style:family="text">
      <style:text-properties officeooo:rsid="000e59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ds are hands!” <text:span text:style-name="T7">shouted little Valentin as his</text:span> <text:span text:style-name="T7">d</text:span>addy looked up into the sky <text:span text:style-name="T7">because</text:span> <text:span text:style-name="T7">h</text:span>e wanted to see something there; <text:span text:style-name="T7">but </text:span><text:span text:style-name="T8">t</text:span>he sunshine was more than <text:span text:style-name="T8">he</text:span> could bear <text:span text:style-name="T8">and</text:span> <text:span text:style-name="T7">h</text:span>e raised his hand to his brow to shield his eyes from the sun. <text:span text:style-name="T8">H</text:span>ands were words <text:span text:style-name="T7">because</text:span> <text:span text:style-name="T7">w</text:span>ords did not describe the truth; <text:span text:style-name="T13">because </text:span><text:span text:style-name="T7">Valentin understood now that t</text:span>he truth was like a light that <text:span text:style-name="T12">was too bright to</text:span> <text:span text:style-name="T7">look at, </text:span><text:span text:style-name="T12">and then</text:span> <text:span text:style-name="T12">w</text:span>ords were like a hand held up to that blinding sun, so that it could be glimpsed for just a moment. Words did not articulate <text:span text:style-name="T12">what we wanted to say</text:span>, but rather shielded us from <text:span text:style-name="T12">it so that we would not go blind</text:span>. <text:span text:style-name="T12">[</text:span>You could not look at the <text:span text:style-name="T12">reality</text:span> all at once; only when you shielded yourself from it did it become comprehensible, just like when daddy shielded his eyes from the sun. Now I was understanding words. <text:span text:style-name="T7">The puffy clouds </text:span><text:span text:style-name="T8">moved across the sky and </text:span><text:span text:style-name="T7">were just another kind of hands.</text:span></text:p>
      <text:p text:style-name="P3"><text:tab/>“Words are not hands, son.” <text:s/>And: “We love you.”</text:p>
      <text:p text:style-name="P3"><text:tab/>Oh the dad<text:span text:style-name="T13">dy</text:span> love! <text:span text:style-name="T12">Oh</text:span> the mom<text:span text:style-name="T13">my</text:span> love!</text:p>
      <text:p text:style-name="P3"><text:tab/>“Do you see my hands now?”</text:p>
      <text:p text:style-name="P3"><text:tab/>It seemed to me that was all there was to know.</text:p>
      <text:p text:style-name="P3"><text:tab/>One sensed, then, that some information was lacking. <text:s/>One had thought that the cosmos was forthcoming with all the details. <text:s/>But others remained perplexed. <text:s/>And so began the fiction of this world.</text:p>
      <text:p text:style-name="P3"><text:tab/>From a <text:span text:style-name="T12">vanishing </text:span>point in the future <text:span text:style-name="T8">Valentin</text:span> would think <text:span text:style-name="T12">back</text:span>: if at a point in the future I should want to write a novel it could not be about the Saha world. In the future I would reflect upon the people, what the people want, in their multitudes; and I would reflect: the people say they want a fiction about reality. They want the mirror held up. None of this <text:span text:style-name="T8">yu</text:span>r-o-pe<text:span text:style-name="T8">e-</text:span>an bullshit. Reality is not literary. The people are honest <text:span text:style-name="T8">merry-kans</text:span> who look Truth in the eye. I could not write such a novel. The first thing that is apparent to me in this world is that no one is behaving in a real manner. Everyone <text:span text:style-name="T1">feigns</text:span> to live. They live <text:span text:style-name="T1">as though </text:span>they were living. In their conversations they converse as though conversing, articulating the things they might say had they chosen to have a real conversation. Reality, then, is this collectively imagined fiction. No one is doing or saying what they would really do or say. Everyone is saying and doing what they think would say in the event that their life were real. This is why I could not write a novel that would satisfy <text:span text:style-name="T13">the </text:span><text:span text:style-name="T12">merry-kan</text:span> <text:span text:style-name="T12">market</text:span>. I could not write a novel about a reality that is itself a kind of novel. What happens when you hold up a mirror to a mirror? I do not think they will be pleased with the result. They will only be satisfied by making the mirror not seem a mirror, but a pleasant landscape of some sort, not literary or avant-garde in nature. You knew from the genius of the <text:span text:style-name="T12">merry-kan</text:span> spirit that reality was like a reality tv show. I was born in <text:span text:style-name="T12">merryka just as much as the next guy</text:span>. I was me<text:span text:style-name="T12">rrykan</text:span> too, like those for whom I could not write a novel some day. But I was not as wise as them. They clearly say they are the wisest and I cannot hope to attain such a level.</text:p>
      <text:p text:style-name="P3"/>
      <text:p text:style-name="P10">“No nation had ever strived so tirelessly to be compassionate towards the rest of the world, and then in return for this beneficence been so maligned and injured…” /“No nation had ever endured such an outrageous crime…”/ <text:s/>“No nation, ever, had been so insulted.” / “No nation, after bending over backwards for the rest of the world, had been so ruthlessly and maliciously maligned, injured, and insulted.” / “Atrocity is not the word for it; we are talking about a holocaust. <text:s/><text:span text:style-name="T1">Our</text:span> holocaust.” <text:s/>/“In human history, <text:s/>no nation…”/ I mean we are talking about our holocaust, I mean thousands of people, it’s really more of a holocaust, a hecatomb / Weaving through the little enchanted sound-bite wood of news cameras, digital streaming devices, and t-shirt stands on the mall, Valentín asked his dad for a sno-cone. <text:s/>“We will Remember,” but you could never remember like the merrycan can, Valentín knew, because no one had suffered like him. <text:s/>Valentín knew that it was our holocaust, and that you could not know how many died. <text:s/>But why did he remember it now?</text:p>
      <text:p text:style-name="P11"><text:soft-page-break/>“What’s a…what are we doing daddy? <text:s/>Can I have a sno-cone?”</text:p>
      <text:p text:style-name="P11">“This is the nine-eleven parade, little buddy!”</text:p>
      <text:p text:style-name="P11">“What’s nine-eleven?”</text:p>
      <text:p text:style-name="P11">Ah, it was the September eleventh memorial parade on the mall in Washington D.C., where Valentín grew up. <text:s/>But why did he remember it now?</text:p>
      <text:p text:style-name="P11">“There’s the capitol buddy! <text:s/>That’s where a bill becomes a law, son.”</text:p>
      <text:p text:style-name="P11">What’s a, what’s a bill? <text:s/>What’s a law? <text:s/>That’s where they’re passing the bills, keeping our land safe and happy, son.</text:p>
      <text:p text:style-name="P11">“What’s different about merryka, what sets us apart? <text:s/>What defines us?” <text:s/>“Why is merryka different?” <text:s/>And the distinguished gentleman from Texas lifted up his foot onto the reflecting pool concrete bank, leaned forward into the camera; he rested his forearm against his up-stepped knee and pin<text:span text:style-name="T12">ch</text:span>ed the knuckle of his index finger against his thumb. <text:s/>It was the distinguished gentleman from Texas and he looked into your eye as he said it, “America’s different because we want freedom.” <text:s/>And meanwhile not too far behind it was the capitol where all the safety and freedom bills were piling up. <text:s/>“We’re different from other nations because we <text:span text:style-name="T12">believe in happiness and freedom</text:span>. And we take every pain to ensure it. That’s what sets apart. It’s just our way of doing things.” Pinching the knuckle of his index finger against his thumb and looking into your eye with such a glimmer of meaningness that you knew that he was the merrycan and that he Remembered. <text:s/>Because he pinched his thumb and index knuckle together in that amicable way you knew he epitomized merryka.</text:p>
      <text:p text:style-name="P11">That’s where they were passing the bills there were so many of them working away there passing the happy bills one after the other legislating passing the happiness and freedom bills one after another. <text:s/>All the happiness and freedom was piling up inside because of how safe it was getting. <text:s/>The welling up safety inside “Ooohh, I am safe. <text:s/>I am so safe.”</text:p>
      <text:p text:style-name="P10">Valentín knew that you could not remember. <text:s/>It was not possible to remember like a real Merrycan could remember, and that no one had ever suffered as Merika had suffered that fateful September day in august of nineteen and two thousand and 1. <text:s/>And soon if he was lucky he would get to see the merrykan who was the only one who really remembered the holocaust. <text:s/>And the popcorn and the tri-corn and there were sno-cones and hotdogs. <text:s/>And the President will speak. <text:s/>Never before in history had such an atrocity been visited upon a nation. <text:s/>Never before… We’re the only ones…</text:p>
      <text:p text:style-name="P11">A wind swept over the mall, knocking down the <text:span text:style-name="T13">very </text:span>first lea<text:span text:style-name="T13">f</text:span> of autumn, and Valentín’s dad raised his hand to his brow, shading his eyes from the sun.</text:p>
      <text:p text:style-name="P11">“Words are hands,” said Valentín.</text:p>
      <text:p text:style-name="P11">It was clear. They would not understand waves and patterns. <text:s/>One sensed, then, that some information was lacking. <text:s/>One had thought that the cosmos was forthcoming with all the details. One knew that nothing was lacking. But others remained perplexed. One sensed, then, that some information was lacking. <text:s/>One begot two. <text:s/>Two begot the ten thousand things. <text:s/><text:bookmark text:name="_GoBack Copy 2"/>They would not be happy unless their life was built of illusions and fictions. <text:s/>No one is doing or saying what they would really do or say. <text:s/>My daddy, oh he wasn’t quite sad yet but he was going to be soon. <text:s/>You must be careful of filling the sky with too many hands, I wanted to shout to him. <text:s/>I don’t think we ever shared a coherent moment together again after that one time when he raised his hand to his brow. <text:s/>Everyone is saying and doing what they think would say in the event that their life were real. <text:s/>There is nothing they say that they really mean. <text:s/>I will not understand anything. <text:s/>The dad love the mom love. <text:s/>They will not understand that no one could ever love them more than I do. <text:s/>They will think that I hate them. <text:s/>If only I could do the same I would be happy. I decided to continue to know the things I was supposed to forget. <text:s/>That is why I am here.</text:p>
      <text:p text:style-name="P4"/>
      <text:p text:style-name="P4"><text:soft-page-break/>Come back to reality, Valentín! The greatest story, Valentín, is invariably the truest story. The story of <text:span text:style-name="T1">reality</text:span>. Realism, Valentín. That’s what everyone in the workshop seems to get except you. <text:s/>Now, a story doesn’t literally have to be a true story to be a story about reality. <text:s/>But there was no greater story than the story of honest people in everyday situations—whether that be going to a barbecue, or taking your kids to a soccer game, or going shopping at the mall—or whatever it might be. Going out and <text:span text:style-name="T2">being someone</text:span><text:span text:style-name="T12">, going out and </text:span>spending their hard-earned money. There was no greater story than the story of honest consumers going out and spending their hard-earned money, allocating budget shares among different bundles of goods and services, the timeless, Promethean struggle to order subjective preferences scale invariant up to a monotonic transformation, even though interpersonal comparisons of utility were not possible. <text:span text:style-name="T1">That</text:span> was pathos. <text:span text:style-name="T1">That</text:span> was the human condition.</text:p>
      <text:p text:style-name="P10">knew that realism was the best style because it honored the timeless promethean struggle of everyday people just doing their everyday thing, man as such, if you will, homo sapiens in his natural environment, uncontrived and unmitigated by literary-sounding flights of fancy. <text:s/>Just honest consumers in their day-to-day struggle of ordering subjective tastes and preferences in a scale invariant fashion up to a monotonic transformation even though interpersonal comparisons of utility were not possible. <text:s/>And therein lay the rub of this mortal existence, Chichikov knew. <text:s/>Chihcikov knew it and tried extra hard to <text:bookmark text:name="_GoBack Copy 3"/>see the real story.</text:p>
      <text:p text:style-name="P10"/>
      <text:p text:style-name="P4">He had figured out how American was spelled. <text:s/>It was not merrycan that had been silly of him. <text:s/>Chichikov knew that the one…there was the neat little trick of how you could…that the French tunnel people pretending to be poor Mexicans tried to trick you into doing. <text:s/>(pulls to the side of the road and vomits <text:s/>No, there was no such thing as the literary space. <text:s/>Chichikov knew that the beer commercials and Stephen King were right. <text:s/>Unselfconscious alienated commercial realism was the way to go. <text:s/>In fact, as only the American could know, there did not exist any other styles. <text:s text:c="2"/>It was either Stalinist French Tunnel Pretend Mexican Ideology or it was honest to goodness good old down home real life as it is, buying stuff and grilling up some ribs, unadulterated by that fancy academic pretend Mexican bullshit you can’t even understand.) …(the sturgeon Chichikov!)…(Chichikov tried to be in a regular unself-conscious alienated commercial realism novel depicting everyday real life instead of getting lost in literary flights of fancy that led nowhere:/Hi Margaret, how was your day. <text:s/>Oh hi Jodie, well it was good because I bought this new bag. <text:s/>Oh my god it looks so nice where did you get it? <text:s/>We went shopping at the new Nords and Kleims. <text:s/>Oh my God that’s fantastic. / Yeah they just had their grand reopening you know they have the new waterfall outside of the mezzanine food court. <text:s/>Their hours are from 9 am to 10pm Monday through Saturday and 10 am to 9 pm Sundays; don’t miss out on the new rotating food court on the mezzanine, next to /Chichikov walked into the room./ Hi girls how’s it going? <text:s/>Hi Chichikov-Pepsi what are you up to? <text:s/>Oh, please, just call me Pepsi. <text:s/>Really? <text:s/>That’s what my friends call me. / Awww Pepsi is such a sweet guy isn’t he Laura?/ <text:s/>Awwwww. / Actually my middle name is FedEx. /“So, what do you girls think about Pepsi anyway?” <text:s/>/ “Oh, I like its bubbles, and it has a unique sweet flavor.”/ “Hey let’s not forget about FedEx, I like how FedEx transports large packages of pepsi from overseas.” <text:s/>“Well I’m glad to hear it, which reminds me I have to tell you something Laura.”/ “Really?” /”I saw Johnny grabbing Rachel’s breasts next to the sixty foot waterfall outside of Nord and Kleim’s, but not on the Nord and Kleim’s side, but more on the side of Bloomingdales just before you get to the Cineplex multiplex where they’re showing Amercian Butcher Pedophil<text:span text:style-name="T13">e</text:span> Patriot <text:span text:style-name="T13">8</text:span>”/”Really?”/”I was just coming out of the matinee when I saw that fantabulous sale they’re having on Docker’s men’s pleated 100% cotton slacks at Bloomingdales, you know? <text:s/>/”Yeah”/”And then I saw Johnny there mushing Rachel’s breasts in hands like play-doh.”/Oh my god I can’t believe I loved <text:soft-page-break/>him. /”Oh my god do you know…do you know that saddest thing of all?/What my darling? <text:s/>Do tell./ The saddest thing is that FedEx was advertising special shipping rates for the holidays, and do you know what I was going to get him for Christmas? <text:s/>/ /“I mean where are you gonna do your shopping.” / “Oh Pepsi FedEx tell me about American child porn sodomist 3, it’s gotten such great reviews.”/…/…/”Oh, but that reminds me… I think someone has been…murdered.”/…/Wait you know what I’m not sure I can do this.)// Qianlong emperor. <text:s/>Do you think the Jin Jurchen and Northen Jin are the same or different? <text:s/>/Please do not attack the shaolin monastery!//…(He had read all of the books in the ward library….another sign of maturity: he read a newspaper now. <text:s/>He was not sure which one it was, but heknew that if he kept holding up to his face Hank would one day take note of it….2038. <text:s/>Because of that he knew that the years were passing, sometimes he read but mostly he watched the numbers at the top of the page change: 2029, 2030, 2031, 2032, 2033, 2034,2035,2036,2037… <text:s/>“Rilke once said that in a novel no detail is left unaccounted for. <text:s/>If the author mentions a nail in the wall, that nail must enter into the plot at some point. <text:s/>There is nothing that is mentioned that does not enter into some central significance at some point in the story. <text:s/>Now, what do you think? <text:s/>These years here,” he pointed to the tops of the front pages he had been collecting, “2035, 2036,2037…what significance will they hold now that they’ve been mentioned. <text:s/>What comes after 2037 for example, what do you think that means? <text:s/>What came after 1937?” <text:s/>On the tv were the images of the commanche drone strike on Anacostia the previous night. <text:s/>“Shut the fuck up you goddamn faggot! <text:s/>We’re not in a novel. <text:s/>This is real life buddy,” gesturing to the tv. <text:s/>“What makes you think I give a fuck about what that French pretend Mexican communist asshole says.” <text:s/>“Why don’t you read a real book that’s actually worth a damn like home and garden television where you actually learn something!” “Yeah get your head out of your ass!” “Americans do not read books son. <text:s/>We read newspapers and men’s health magazines like USA Today and People.” <text:s/>“You literary fuck!” <text:s/>It was a sign of weakness. <text:s/>“People, USA today, now that’s a straight shootin’ American man’s rag”)[Significance of 2038: Hank in line with a coup to take over and establish a thousand year reign as the founding fathers had wanted it, in the name of not letting history repeat itself. <text:s/>Leading up: Legislative and Judicial branches absorbed into the executive branch, as John Adams had originally envisioned, the federal reserve is now the treasury. <text:s/>Scuffle on literary night because the occasion turns out to be to dissolve the ward library and replace it with a thousand year reich reading room. <text:s/>Chichikov tried to defend the books. (/Chichikov heard the thump of rotor blades overhead, the commanche drones were hitting the slums of Anacostia again)/Don’t you wonder where you came from Valentín? <text:s/>Why you’re a little different from the other vets on the ward? <text:s/>Panama. <text:s/>The lists of souls.(Hank logic: Valentín: but there is suffering. <text:s/>The US is not the only nation that has suffered a tragedy like nine-eleven. <text:s/>Actually nine eleven is nothing compared to the atrocities faced by many nations dished out with direct or indirect US support. ../That’s enough Valentín….Yes you are right. <text:s/>There is suffering in the world beyond our borders. <text:s/>There are people dying of preventable disease, children starving to death in their mother’s arms, yes, yes, there are even perhaps some collusion in the death of civillans overseas. <text:s/>But that is precisely why we must invest American’s resources in a new special kind of nifty gun capable of addressing these and all of the other new kinds of threats we face in the 21st century. /A gun…to address the threat of starvation, of crop failures?/A gun to stop poor people from being poor. <text:s/>A gun that prevents illegal immigration under the transatlantic tunnel. <text:s/>Oh you should see what the boys in R&amp;D are capable of doing.)]]</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5">//there was nothing he said that he actually meant…I remember it now because it was the last <text:span text:style-name="T13">coherent/</text:span>happy moment I shared with him<text:span text:style-name="T6"></text:span>//</text:p>
      <text:p text:style-name="P5"/>
      <text:p text:style-name="P5"/>
      <text:p text:style-name="P5">Chichikov watched the lattice of falling autumn leaves./ <text:span text:style-name="T3">THE MAPLE AND gingko leaves fell uniformly to the crimson and golden carpet of leaves which covered the forest floor. <text:s/>And Chichikov tried to return and to take a sort of refuge in their uniform descent, hoping to return to the source. <text:s/>He looked about the bright autumnal forest. <text:s/>The leaves fell from their branches, and their paths intersected at distorted right angles, cutting a diamond lattice through that oscillated in the air like a curtain, that was invisible, and seemed to follow a prescribed pattern to the ground, cloaked behind the projected veil of randomness. <text:s/>He tried to look about and know what it was, but already the breeze and falling leaves would not frame his actions, and nothing that emerged from his thinking and perceptions was not immediately dissolved into the elements of the vast expanse, the emptiness that unfolded everywhere with a curious infinitude, to which Chichikov hoped to return, and contemplated each time his logic became entangled and ran into contradictions with itself. <text:s/>But it could not be said that the leaves had continued to fall to the ground all this time, implying a point in the past, before the leaves had continued, and a point in the future after the point of continuation, which would then be remembered later on. <text:s/>Each leaf…yes. <text:s/>But then . <text:s/>The freedom of each leaf…did not negate each leaf’s being transfixed. <text:s/>Freedom necessity. <text:s/>Each leaf was of the combinatorial of infinite trajectories of pathways of leaves to the ground, and because of the infinite permutations of combinatorial of possibilities it was not possible to judge with perfection where each leaf would go, where it spiral, where it would touch the ground; and yet each independent identical random event of falling leaf, belonging to the lattice…was wholly determined and foreknown. <text:s/>. …Chichikov saw what had happened, and he could not distinguish it from what was going to happen, which was not different. <text:s/>Chichikov saw the normal people way linear. <text:s/>But you did not see the future that way. <text:s/>You could not see anything at all happening that way. [Valentín understood later (held his hand up to his brow): the whole advantage of the linear non-seeing way of seeing things was that you could not see the future. <text:s/>No one wanted to understand. <text:s/>That was the whole point of life for them: not to understand a goddamn thing.] Patterns were much more telling. <text:s/>/Chichikov looked up again at the leaves fluttering on their branches, and struggled to see one come loose and sail to the ground on the light autumn breeze, but again and again they just remained there, fluttering on their branches; and then when he looked and saw that a leaf had come loose and was sailing to the ground, it had already come loose from its branch before his gaze alighted upon it. <text:s/>“Uniformly,” if anything, meant precisely this: the leaves and blossoms were not falling to the ground from one moment to the next, nor was there even a forest; nor was there anything that might frame the idea of whether or not there was a forest, whether or not there was advancing or not advancing—moving forward was not a matter of far or near, but if you were confused, mountains and rivers blocked your way—All there was was a breeze made of parchment, which blew through the autumn landscape; and there seemed to be one moment, and then another, consecutively, during which the leaves and blossoms of the forest are </text:span><text:soft-page-break/><text:span text:style-name="T3">carried to the ground on the light autumn breeze, but you had to concentrate hard, for at the same time none of these things were there, and the moment, the decisive moment, had frozen in time, and did not proceed to the moment that followed it. <text:s/>You had to see, what it was, that the leaves had fallen from the trees, according to the prescribed pattern of hidden, phased lattices, behind the projected cloak of randomness and disarray, that intersected to form the phased array strategic target umbrella. <text:s/>Chichikov looked closely: it was completely evident that what you had were trees, and leaves sailing to the ground. <text:s/>But the landscape was somehow different from what he had known so far. <text:s/>There were no goats present, in any direction; and there was rather a lot of sunlight and vermillion colors in the distance. <text:s/>But above all, you could look closely at one of the leaves that was perched there in the air; and it was completely evident that it was sailing to the ground, even though it was not moving. <text:s/>You could not see that there was a breeze, but by studying the leaf a little further, and seeing the way it was curled back upon itself, you could tell there was a light breeze blowing through the landscape, that carried the leaves to the ground at distorted right angles. <text:s/></text:span>You could infer the presence of the breeze in this way, even though at first it did not seem to be there. <text:s/>No where you looked, in any direction, was there any breeze present. <text:s/>If you listened for the breeze, nor could you hear it—it was as still and quiet as parchment. <text:s/>If you reached out and tried to touch the breeze, it was dry and brittle and threatened to come apart in your hands, and then you might hear something, but it was only the whisper of parchment between your fingertips. <text:s/>And yet the entire landscape was filled with the presence of the autumn breeze.<text:span text:style-name="T3"> <text:s/></text:span>A little further on there was a valley hidden beneath a thick mist. <text:s/>Like this you inferred the presence; there was no way of telling it was there, but it was because of this that you could infer its presence. <text:s/><text:span text:style-name="T3">It was completely evident that what you had were maple trees, gingko trees, plum trees, and willow trees. <text:s/>If you just had a look and saw the old crooked branches, and the knotted shales of bark, you knew immediately without a doubt what it was, and you could go back to it again and again and know the reality. <text:s/>But here was the problem; as soon as you went back and knew what the reality was, the leaves froze where they were and did not sail the rest of the way to the ground. <text:s/>The trees were still. <text:s/>There was no whisper through any of the branches of any breeze. <text:s/>The vermillion layers in the distance staled and weighed on the horizon. <text:s/>You could tell by the way that the branches were that a tree was present. <text:s/>You could tell by the way the leaves curled over on themselves that a breeze was present; and yet none of the leaves finished sailing to the ground. <text:s/>Was it that none of it at all was there? <text:s/>If you could just remain unaware of what it all was, then things continued on normally, but as soon as you tried to know what it was, and to see the leaf, the leaves froze where they were, and did not finish their descent; and the mist further on, and the layers of magenta light weighed on the landscape like heavy sacks. <text:s/>The world became dead, hard, difficult to figure out. <text:s/>There was a problem. <text:s/>The moment froze, and did not carry on to the next moment. <text:s/></text:span>A figure sat at the base of one of the plum trees, dressed in a black waist-kimono, black pants, and a wide straw hat that was pointed in the middle, enveloped in a pillar of swirling blossoms.<text:span text:style-name="T3"> <text:s/></text:span>You could infer, derive, deduce, draw conclusions about the reality of what was taking place before your eyes, in the same way that you inferred the presence of the breeze, coming closer and closer to the conclusion that none of it was there, that it had never been there. <text:s/>It was there, certainly, causing you the problem, but it was an absence, a negativity. <text:s/>Absence, negativity, and emptiness were all there too, Chichikov knew. <text:s/>Perhaps they were the only things that were truly present. <text:s/>This was the sort of conclusion your laws and formulations were always headed towards, and then you came up with some new laws to try to avoid that destination.<text:span text:style-name="T3"> <text:s/></text:span>Chichikov felt that he had reached the point at which he understood everything, at which the last shard had been fitted into place; and yet there was this problem: where was he? <text:s/>What was this all about? <text:s/>Something, still, some elusive fragment, remained suspended from the totality, obtaining the field. <text:s/>It was almost enough, Chichikov knew, but even if <text:soft-page-break/>one blade of grass was missing, it was not enough. <text:s/>The vermillion layers that gathered over the horizon indicated that the sun was about to rise. <text:s/>The breeze was fresh and crisp—everything was almost ready. <text:s/>And this was enough, wasn’t it? <text:s/>It was the most we were capable of, wasn’t it—the most, in any case, we had imagined.<text:span text:style-name="T3"> <text:s/></text:span>But now when you looked upon the vermillion layers you knew that it was not enough. <text:s/>Everything was ready and it was about to happen; but, if you were honest, you knew that the vermillion layers would not disperse and the sun would not rise until all of the last things were in place, and everything was ready. <text:s/>Because there were still things you <text:span text:style-name="T1">could</text:span> do, you knew there were still things you <text:span text:style-name="T1">had</text:span> to do. <text:s/>Something, some grain of dust somewhere, was still missing from its place.<text:span text:style-name="T3"> <text:s/>Chichikov emerged from the unending orchard of little saffron and crimson leaves, and bending aside a willow branch, he saw a road cutting through an open vale, and a little britzka traversing the road; and he saw a round, plump face staring out at him from the oval kibitka window. <text:s/>Chichikov started back from the oval kibitka window, rubbed his eyes, and looked again. <text:s/>It had seemed that there had been someone there, staring at him from the forest…but no, it had been a mere fancy. <text:s/>He leaned back against the passenger seat and regarded his surroundings carefully: yes, he was in the light spring britzka, bouncing along the country road, although—he peered out the kibitka window once more—for a moment it had seemed, there in the forest…. <text:s/>But no, and he leaned back in his seat again, casting pleasant, amicable glances all about.</text:span>/None of the leaves did not contain full information about the trajectory of the leaf, where it would land, where it would swoon, stall, and twirl on its way to the ground, and so forth. <text:s/>The falling of a distant leaf was independent of the falling of a leaf in the foreground. <text:s/>And those leaves which fell after a given event came after the event, while those which fell before, fell before. <text:s/>It did not make sense that the leaf that fell before fell after, nor that the leaf that fell after fell before, nor that a distantly falling leaf be the same as autumn leaves falling in the foreground. <text:s/>There were no two leaves that were the same, that followed the same path to the ground, leaves that fell nearby and those falling distantly were stochastically independent events. <text:s/>Although it did not make sense to say that they were the same, or that we could know everything about the other, distantly falling leaves because they were part of the lattice, or because we saw a nearby falling leaf, the two stochastically independent events were determined from each other, and they were knowable because they were the same. <text:s/>There was no falling leaf from which full knowledge of all of the other falling leaves could be determined, because there was nothing in the lattice that was not what it was./ /Chichikov watched to see if it was true how the others saw it, if the leaves were random processes following random trajectories to the ground. <text:s/>It was true, he saw. <text:s text:c="2"/>Each leaf followed a q-Gaussian random trajectory to the ground, which could not be derived, calculated, or predicted in advance; and because the trajectory of each leaf was of the nature of random unpredictable q-Gaussian processes that could not be calculated, derived, or known in advance, they were determined in advance. <text:s/>Each leaf followed a path to the ground independent of the other leaves, not discernable or derivable from the other leaves; and yet because the leaves were of the nature of not beingderived or calculable in advance, their positions and trajectories could be calculated in advance from this nature. <text:s/>Particulates were derived from natures, and natures were no different from particulates./ The freedom of a single leaf falling from a branch did not disprove the necessity of the whole structure of intertwining patterns of lattices of falling leaves in which it took part. <text:s/>The necessity of the lattice, not for being a lattice and a whole structure did it undermine its essence consisting in the freedom of single falling leaves. /No two leaves ever took the same path to the ground. <text:s/>If the single falling leaf was prefigured by the larger lattice system of falling leaves, this did not mean the path of any single falling leaf could be determined. <text:s/>And yet nor was the path of any single falling leaf random. <text:s/>Its existence in the lattice of pathways of falling leaves meant that its path was prefigured by that lattice. <text:s/>/The lattice was itself prefigured by lattice structures of higher <text:soft-page-break/>dimensions, just as a single falling leaf was by it. <text:s/>Lattice systems of falling leaves were single falling leaves, and single falling leaves were entire lattice systems of <text:s/>single falling leaves.</text:p>
      <text:p text:style-name="P5">“You looking at the leaves there buddy?”</text:p>
      <text:p text:style-name="P5">“Not me, Chichikov!”</text:p>
      <text:p text:style-name="P5">“Who’s Chichikov?”</text:p>
      <text:p text:style-name="P5">Grandpa, Valentín knew, had said one time about his nana in Lithuania came over in a boat in 1916 when she was thirteen, never saw her parents again, where they had a farm and a lammy. <text:s/>That’s why she called the granshildrens “lammies.” <text:s/>That was the explanation of why it didn’t make sense./”No Valentín you’re full of all kinds of silliness today!” said daddy, but grandpa had said the explanation of why it made sense.</text:p>
      <text:p text:style-name="P5">”Hands are words,” said Valentín.</text:p>
      <text:p text:style-name="P5">“Now go play with your friends buddy!” </text:p>
      <text:p text:style-name="P1"><text:span text:style-name="T10">Oh the friends oh yes! <text:s/>Oh yes he would play yes because there was Horace the sea lion and Qianlong Emperor and Donkeyface Manilov, and Froppy Cantaloupe and Bimerfina the nihilist salamander and Dan who is a lion in the air, and Duck the mad duck who wobbled across the tidal flats scowling at the anenomes with his forked tongue. <text:s/>Horace yes and we will avoid the cantaloupes billowing in from flying froppy’s belly. <text:s/>“Horace!” <text:s text:c="2"/>Ooooooohh but that Horace he is a stoic one. <text:s/>Horace had not spoken in ages and they wondered if he was real at all or if was made of concrete. <text:s/>He does not deign to be real at times. <text:s/>You must admire his pearl encrusted mane before you gain his confidence. <text:s/>But you admire that in a sea horse friend. <text:s/>Billower! <text:s/>Look out for the cantaloupe! <text:s/>…the air had different sides to it./ “One thing follows another.”/Valentín tried hard to have one thing follow another in the proper way of . <text:s/>He tried to not know about the things that would come in the future and that he would know and think about in the future when he was still a child in the past. <text:s/>There was an ordering of things and places and events that was scale invariant up to a monotonic transformation. <text:s text:c="2"/>/I’m afraid I don’t make sense sometimes.”/Lammies right?/I was remembering a past I had not yet had. <text:s/>I already know things that I don’t yet know. <text:s/>I can see anything if I really want to. <text:s/>I know they have the one way thing after the other way of seeing that makes sense. <text:s/>There was the correct way of seeing that made sense where you didn’t see any of it. <text:s/>But I can see all of it/They have a word for the way you see things/What’s that?/Schizophrenia./Heh hehe that was funny about the monotic transform because ehe would know about it until he was more grown up and not a child anymore. <text:s/>It was one of the things you had to not know yet/ Sometimes I know things in advance of when I know them. <text:s/>I have the foreknowledge./With friends: Sometimes I don’t make sense. <text:s/>Sometimes I know things in advance of when I know them. <text:s/>Sometimeswitch axes6:th.p/switched invertor field omittors/Chichikov: “Wh010 1a001s000u01t011ye0r 04e 0o?/100011101</text:span><text:span text:style-name="Internet_20_link"><text:span text:style-name="T4">00kgrou0n0d Radiation- Normal DEW Radar (Kotzebue): 66.53 N Lat. x 162.67 W Long.; TargetHardness- 10 psi; Background Radiation- Normal DEW Radar (Point Barrow): 70.71 N Lat. x 156.28 W Long.;</text:span></text:span><text:span text:style-name="T10">We are revoking your library privileges for the time being Chichikov until you return the books that you have borrowed.”The precocious jissom-spasm of foreknowledge. <text:s text:c="2"/>Chichikov had looked hard and seen that it was true that you could not tell the future, but Valentín knew the future belonged to the nature lattice of not telling the future could be derived from its nature. <text:s/>Valentín concentrated hard and tried to have a coherent thought. <text:s/>“Oh, did you know, </text:span><text:span text:style-name="Internet_20_link"><text:span text:style-name="T4">Target Hardness- 10 psi; Background Radiation- Normal DEW Station No. 25: 67.50 N Lat. x 138.78 W Long.; Target Hardness- 10 psi; Background Radiation- Normal PAVE PAWS (Robins AFB): 32.37 N Lat. x 83.64 W </text:span></text:span><text:span text:style-name="T10">did you know why maerrykal is different?”</text:span></text:p>
      <text:p text:style-name="P5">“No, why, tell us, tell us!”</text:p>
      <text:p text:style-name="P5"><text:soft-page-break/>“America is different because they were passing happy free<text:span text:style-name="T13">d</text:span>om bills, because the merrykan said “America just wants happiness and freedom, and for people to be safe. <text:s/>And never in the history of mankind had a nation risen up that wanted such things.” <text:s/>You couldn’t say for other nations like france and alqueda what you could say about merica. <text:s/>You could not say for example that merrykel had murdered thousands of millions of innocent women and children. <text:s/>You could not say such a thing about merrykel because Merryka didn’t believe in violence. <text:s/>That wasn’t our way, Valentín knew. <text:s/>Our way was the way of passing the bills of freedom and happiness. <text:s/>Extending every courtesy to the world so that everyone was happy, no sacrifice had ever been too much for merryka. <text:s/>France, Al Qaeda, just about any atrocity you could think of, they had done it. <text:s/>But you could not say such things about merryka. <text:s/>France AlQaeda had killed millions, billions, even. <text:s/>But you could not say that the merryka had killed billions. <text:s/>You could not say, for example, that merryka had killed or was complicit in the killing of millions of people. <text:s/>You could not say that merryka had participated in the genocide of some one point five million men women and children in Indonesia, in 1967. <text:s/>You could not say that merryka had attacked and invaded other countries, killing defenseless children in overnight raids on civilian targets like france and alqueda had done. <text:s/>Merryka just wanted everyone to be free and happy, that’s where merryka was different from the other countries like France and Iran.”</text:p>
      <text:p text:style-name="P5">Now Horace spoke up, the staidest among them, and it was a moment of gravitas and pathos because he had not spoken in ages. <text:s/>They did not know if he was still a flying sea-horse lion like when he started out or if he had become concrete like the trees in the petrified forest. <text:s/>His little horse snout blew a gravitas bubble and Valentín and the friends gathered round to see what he would say. <text:s/>“But why are you remembering it now?” said the bubble.</text:p>
      <text:p text:style-name="P5">Valentín knew that the merrykan was right, that life was not literary and that there was no such thing as poignancy and pathos. <text:s/>There was no such thing as the literary space.</text:p>
      <text:p text:style-name="P4"/>
      <text:p text:style-name="P4">w/Donkeyface Manilov’s house. </text:p>
      <text:p text:style-name="P5">But all of this was before I understood that I do not know how to remember. <text:s/>The merrycan was right. <text:s/>There were no literary turns of phrase that lifted us out of the solid facts of history, and <text:span text:style-name="T1">no one can truly remember</text:span>. <text:s/>//At least not remember like the merrycan can. <text:s/>You knew from September eleventh that never before in human history had anyone ever remembered like the merrycan could. <text:s/>Because you knew that there was nothing that was what it was because of what other things were, but that everything existed independently of everything else as science had now discovered that the atoms are like little billiard balls bouncing around inside a box, and you couldn’t think of a more perfect metaphor of how it really was. <text:s/>There were no literary turns of phrase that lifted us out of the solid facts of history, no pathos; life was not literary. <text:s/>You could paint it and plait it all you want but you knew from what the merrycan said beneath it all that . <text:s/>And now we were in dire straits. <text:s/>These were the end times. <text:s text:c="2"/>Only Paul Revere Washington could help us now but he was dead and gone, …just as Paul Revere did on that fateful night in 1942 on Iwo Jima, during the last phase of the Berlin Airlift. <text:s/>This was the solid bedrock of truth on which a merry-ka rested. <text:s/>To quote John wilkes Kissinger Roosevelt: <text:s/>Here I stand, here I plant my flag until the end of days, whence my Lord Jesus will rapture me up from the filthy mire… al Qaeda and the freedom hating French who are coming to merry-ka through the tunnel and pretending to be poor Mexicans so they can steal our healthcare. <text:s/>(Josebediah 3:14). <text:s/>In Christ’s name wiothout a special neat kind of gun that can do the job how it’s s’posed to be done we’re gonna be enslaved by the chinese French aliens from the secret tunnel they learned how to dig from the Vietnamese, which is also a kind of an ancient UFO that crashed to earth during the roman Empire. To come over here from their failed states and steal our freedom. <text:s/>The Ewoks were our ally in the struggle. <text:s/>You knew from the merrycan that there were two choices, you had the choice <text:soft-page-break/>where you had to develop a new kind of gun that handle the problems of the 21<text:span text:style-name="T5">st</text:span> century, or you just sat back with your arms folded over and let merryka get taken over by the tunnel people, as we knew from the Lord of the Rings which was part of the New Testament that’s what happened to reign of endor and why the elves got their pointy ears turned into kittens by Christ’s wrath, who as scripture tells us was angry when he came out of the temple into the market place and saw that the tradesmen weren’t doing anything to develop a new kind of gun as he had told them (Hezekial 9:40). <text:s/>Will we now repeat the same history? <text:s/>Will we showeth unto the Lord that we have learnt nothing in three thousand years of history? <text:s/>No! <text:s/>The merrycan peepuhl was a man of action and a man of Christ’s word. <text:s/>This election was about people who knew their bible and about those who didn’t. <text:s/>You knew from senator x and governor y and news channel 8 that these were the end times, you knew. <text:s/>Now the question you had to ask yourself, Valentín could tell, was were you going to leave the country in the hands of people who still debated whether or not christ’s reckoning was at hand. <text:s/>Well, you could get as academic as you wanted about it with big fancy words and all but the fact remained of the truth of the solid bedrock of merry-can history of the night in Leviticus when Paul Revere ascended to Heaven to defeat Mohammed and the other al Qaeda leadership. <text:s/>Oh Valentín knelt and bowed and took off his tricorn hat before the wise merrycan’s leadership and wisdom. <text:s/>Valentín craned his neck and watched the blue sky of Christ that was not French and chewed his popcorn. <text:s/>Oh he did bow and swoon his neck at the sky at the merrycan’s leadership and wisdom and his deep knowledge of history. <text:s/>No one had suffered more than the merrycan, no one had been more maligned, no one had ever lost almost three thousand people from a falling trade center and survived to tell it, and yet the merrycan had borne the myriad indignations and solved the riddle of history. <text:s/>Throughout man’s time on earth, the march of history had been a meaningless whorl of random, meaningless events without any apparent meaning or relation to each other. <text:s/>And now there appeared the new man, the merrycan man who gave the key to unlock histories mysteries (Sunday nights at 9/8 central, check local listings) as foretold in scripture <text:s/>“and lo the fist of the flaiming swords would return to the holy land lifting up the presidential seal from the mud of mordor castle, and though the merrycan had born all manner of insult and injury from the rest of the world, lo he would rise up in his camo and teach the world with exploding homemade bombs that killed little children in federal buildings” (Leviticus II 77:29). <text:s/>You knew that the feds put nurseries in federal buildings as human shields. <text:s/>Yes you could feel it and it gave a little shiver in your bones to feel it: Only now were emerging from under the long shadow of Vietnam War and the Dark Ages in general to grasp the true light which Christ had entrusted only to the merrycan. <text:s/>Only now, thanks to the grace and wisdom of the merrycan did humanity walk out onto the solid ground of true factual history based on real unreputable factual information. <text:s/>You knew from watching tv that Because of the merrycan’s knowledge we were now no longer in the darkness. <text:s/>Oh you gave a little shiver in your cockles and swooned your neck at the sky; you felt in your belly that you would see him one day, and know him by the flaming sword in his right hand, and the ethereal medusa head made of reaper drone strikes. <text:s/>That was why on the seal of the president of the united states you had an eagle holding a fistful of arrows in one claw, balanced by another claw holding a flaming sword, and then where the eagle’s head should be there was a sort of medusa head of reaper drones, as foretold in scripture and articulated by the founding fathers. <text:s/>What did Paul Revere say when al Qaeda was attacking? <text:s/>“I can’t do it alone,” he said. <text:s/>“I need Gandalf’s staff.” <text:s/>The word of Christ, the bread of Heaven.</text:p>
      <text:p text:style-name="P4"/>
      <text:p text:style-name="P4">“I love you son,” said daddy from the brow of his hand on high. <text:s/>…the combinotoria of intersecting lattice paths of falling autumn leaves. / “Words are hands.”</text:p>
      <text:p text:style-name="P4"><text:soft-page-break/>Why did he remember it now, though? <text:s/>Why did it all come rushing back? <text:s/>Valentín remembered it now because it was the last moment he had spent with his father.</text:p>
      <text:p text:style-name="P4">//</text:p>
      <text:p text:style-name="P4">Or for example You could not say that merry ka had been behind the massacre at El Mozote in El Salvador, or in dos Rios or in Sampul or that us trained, armed and funded the Atlactl battalion responsible for, Reagan and Pol Pot deputy director rick klein or that the us embassy was complicit in the wrape of nuns. <text:s/>These were things you simply could not say about merryka. <text:s/>Or you could not say, for example, East Timor, Indonesia… unlike all the other countries in the world <text:s/>like France and Mexico, these were all things that had never happened and that you could not say that merryka had done. <text:s/></text:p>
      <text:p text:style-name="P4">The intersecting patterns of…combinatoria of pathways./What are you looking at there little buddy?/Not me. <text:s/>Chichikov!/”Chichikov?”//Didn’t you have the lammy?/Grandpa said it once so it was true./Hey I wanted to ask you. <text:s/>How did you know about time and space?/Mr. Avalokita told me.//Manilov…dead souls…target class/ <text:s/>Hell it wasn’t even prosaic. <text:s/>Life, the true essenece of life, was a deranged tyrade having something to do with the 2<text:span text:style-name="T5">nd</text:span> amendment of the US constitution, grunted out by inbred backwoods militias. <text:s/>And if it wasn’t that, then you took no position at all. <text:s/>That is, from a future standpoint I might have taken such a view, the unity of time and space having dissolved. <text:s/>My friends having left the tidal pool meadow. <text:s/>/”I love you son.”//There was no one else. <text:s/>Da-da raised his hand to stop the sun from getting into his eyes. <text:s/>He would never know how much I loved him. <text:s/>It was the last agreeable moment we spent together.</text:p>
      <text:p text:style-name="P4"/>
      <text:p text:style-name="P4">He felt the swell and trough of a terzerima taking form within his breast.</text:p>
      <text:p text:style-name="P12" loext:marker-style-name="T1"><text:span text:style-name="T1">And the bourgeoisie tell nothing of the slaughter</text:span></text:p>
      <text:p text:style-name="P12" loext:marker-style-name="T1"><text:span text:style-name="T1">Though the victims be</text:span></text:p>
      <text:p text:style-name="P12" loext:marker-style-name="T1"><text:span text:style-name="T1">Their own sons and daughters…</text:span></text:p>
      <text:p text:style-name="P12" loext:marker-style-name="T1"><text:span text:style-name="T1">And the necks are tranquil beneath the heel of the boot</text:span></text:p>
      <text:p text:style-name="P6">And docile as off ramps beneath the morning commute.</text:p>
      <text:p text:style-name="P4"/>
      <text:p text:style-name="P4">[In “hank” section: ”You understand that your father was a traitor and a coward.”//[This is the close, a conversation with the confidant (in the ward) who takes Valentín aside just before his automaton relative takes him out to lunch and the memorial at the end: Do you remember September 11<text:span text:style-name="T5">th</text:span>?/The assassination of Allende. /Excuse me?/ The U.S. government backed the overthrow of a democratically elected government in Santiago, Chile. <text:s/>Pinochet took over. <text:s/>Allende was assassinated. <text:s/>X killed in the years of dictatorship that followed./Do you realize how many people perished on that day? <text:s/>In one single day?/Do you know how many people, civilians, perished the day the US marines invaded Panama City?/ <text:s/>Have you ever wondered where you came from?/”Sort of.”/ Your dad was Special Forces. <text:s/>Yeah, same outfit. <text:s/>He was in Panama. <text:s/>He came back and adopted you after the invasion. <text:s/>He was in Somalia. <text:s/>Single handedly defended a village for eight days. <text:s/>Shot three times. <text:s/>He was a hero. <text:s/>Now I’m telling you this because I think it’s time you wake up and get out of here. <text:s/>You’re life’s worth living…./Who are you?/I’m the goddamn American.// At the Vietnam War Memorial Memorial : On the pathway at the north end of the wall is the original bronze sculpture depicting three beleaguered US soldiers. <text:s/>In front of the wall you will notice a number of bronze statues of men seated on the lawn, staring blankly into space, representing the quaint old practice of “remembering fallen brothers” popular among the veterans who visited the wall in the First Armistice Period 1974-2018.][last bit: contemplates murdering Hank (or himself?), decides against it, Hank then kills him/”My dad used to tell me something””I’d like to figure it out….he used to tell me he loved me.” : (In the scuffle in the ward reading room the other night he had grabbed a shard of the one-way mirror that had broken <text:soft-page-break/>Donkeyface Manilov’s head.)(Murdering Hank: He would wait until … Hank would be expecting him in his cell. <text:s/>Hank would enter the 1000 year reich reading room…. <text:s/>Chichikov would weild the sliver…)]</text:p>
      <text:p text:style-name="P4"/>
      <text:p text:style-name="P4"/>
      <text:p text:style-name="P4">The names of the dead souls<text:span text:style-name="T6"></text:span>//there was nothing he said that he actually meant…I remember it now because it was the last happy moment I shared with him<text:span text:style-name="T6"></text:span>//</text:p>
      <text:p text:style-name="P4"/>
      <text:p text:style-name="P4"/>
      <text:p text:style-name="P4"/>
      <text:p text:style-name="P4"/>
      <text:p text:style-name="P4"/>
      <text:p text:style-name="P4"/>
      <text:p text:style-name="P4"/>
      <text:p text:style-name="P4"/>
      <text:p text:style-name="P4"/>
      <text:p text:style-name="P4"/>
      <text:p text:style-name="P4"/>
      <text:p text:style-name="P8">Come back to reality, Valentín. <text:s/>The greatest story, Valentín, is invariably the truest story. <text:s/>The story of <text:span text:style-name="T1">reality</text:span>. <text:s/>Realism, Valentín. <text:s/>That’s what everyone in the workshop seems to get except you. <text:s/>Now, a story doesn’t literally have to be a true story to be a story about reality. <text:s/>But there was no greater story than the story of honest people in everyday situations—whether that be going to a barbecue, or taking your kids to a soccer game, or going shopping at the mall—or whatever it might be. <text:s/>Going out and spending their hard-earned money,There was no greater story than the story of honest consumers going out and spending their hard-earned money, allocating budget shares among different bundles of goods and services, the timeless, Promethean struggle to order subjective tastes preferences scale invariant up to a monotonic transformation, even though interpersonal comparisons of utility were not possible. <text:s/><text:span text:style-name="T1">That</text:span> was pathos. <text:s/><text:span text:style-name="T1">That</text:span> was the human condition.</text:p>
      <text:p text:style-name="P8">Chichikov peered hard into the ambient field of rising action and tried to see what was really there. <text:s/>He knew that the only good story was the real one, the one that was realistic and that best reflected reality. <text:s/>He looked hard and tried to make sure that everything was what it was, and not some departure from itself that was not real./Now some goats came over the knoll, with little goaty heads and nostrils, bleating about the grassy embankment with little ears that twitched to and fro like the stove pipes, and Chichikov gazed and made certain that they were goats and not something other than goats that would then not be real. Chichikov knew that the beer commercials and Stephen King were right. <text:s/>Unselfconscious alienated commercial realism was the way to go. <text:s/>In fact, as only the American could know, there did not exist any other styles. <text:s text:c="2"/>It was either Stalinist French Tunnel Pretend Mexican Ideology or it was honest to goodness good old down home real life as it is, buying stuff and grilling up some ribs, unadulterated by that fancy academic pretend Mexican bullshit you can’t even understand.) …(the sturgeon Chichikov!)…(Chichikov tried to be in a regular unself-conscious alienated commercial realism novel depicting everyday real life instead of getting lost in literary flights of fancy that led nowhere:/Hi Margaret, how was your day. <text:s/>Oh hi Jodie, well it was good because I bought this new bag. <text:s/>Oh my god it looks so nice where did you get it? <text:s/>We went shopping at the new Nords and Kleims. <text:s/>Oh my God that’s fantastic. / Yeah they just had their grand reopening you know they have the new waterfall outside of the mezzanine food court. <text:s/>Their hours are from 9 am to 10pm Monday through Saturday and 10 am to 9 pm Sundays; don’t miss out on the new rotating food court on the mezzanine, next to /Chichikov walked into the room./ Hi girls how’s it <text:soft-page-break/>going? <text:s/>Hi Chichikov-Pepsi what are you up to? <text:s/>Oh, please, just call me Pepsi. <text:s/>Really? <text:s/>That’s what my friends call me. / Awww Pepsi is such a sweet guy isn’t he Laura?/ <text:s/>Awwwww. / Actually my middle name is FedEx. /“So, what do you girls think about Pepsi anyway?” <text:s/>/ “Oh, I like its bubbles, and it has a unique sweet flavor.”/ “Hey let’s not forget about FedEx, I like how FedEx transports large packages of pepsi from overseas.” <text:s/>“Well I’m glad to hear it, which reminds me I have to tell you something Laura.”/ “Really?” /”I saw Johnny grabbing Rachel’s breasts next to the sixty foot waterfall outside of Nord and Kleim’s, but not on the Nord and Kleim’s side, but more on the side of Bloomingdales just before you get to the Cineplex multiplex where they’re showing Amercian Butcher Buttfucking Pedophiliac Sodomist Patriot 3”/”Really?”/”I was just coming out of the matinee when I saw that fantabulous sale they’re having on Docker’s men’s pleated 100% cotton slacks at Bloomingdales, you know? <text:s/>/”Yeah”/”And then I saw Johnny there mushing Rachel’s breasts in hands like play-doh.”/Oh my god I can’t believe I loved him. /”Oh my god do you know…do you know that saddest thing of all?/What my darling? <text:s/>Do tell./ The saddest thing is that FedEx was advertising special shipping rates for the holidays, and do you know what I was going to get him for Christmas? <text:s/>/ /“I mean where are you gonna do your shopping.” / “Oh Pepsi FedEx tell me about American child porn sodomist 3, it’s gotten such great reviews.”/…/…/”Oh, but that reminds me… I think someone has been…murdered.”/…/Wait you know what I’m not sure I can do this.)// Qianlong emperor. <text:s/>Do you think the Jin Jurchen and Northen Jin are the same or different? <text:s/>/Please do not attack the shaolin monastery!//…(He had read all of the books in the ward library….another sign of maturity: he read a newspaper now. <text:s/>He was not sure which one it was, but heknew that if he kept holding up to his face Hank would one day take note of it….2038. <text:s/>Because of that he knew that the years were passing, sometimes he read but mostly he watched the numbers at the top of the page change: 2029, 2030, 2031, 2032, 2033, 2034,2035,2036,2037… <text:s/>“Rilke once said that in a novel no detail is left unaccounted for. <text:s/>If the author mentions a nail in the wall, that nail must enter into the plot at some point. <text:s/>There is nothing that is mentioned that does not enter into some central significance at some point in the story. <text:s/>Now, what do you think? <text:s/>These years here,” he pointed to the tops of the front pages he had been collecting, “2035, 2036,2037…what significance will they hold now that they’ve been mentioned. <text:s/>What comes after 2037 for example, what do you think that means? <text:s/>What came after 1937?” <text:s/>On the tv were the images of the commanche drone strike on Anacostia the previous night. <text:s/>“Shut the fuck up you goddamn faggot! <text:s/>We’re not in a novel. <text:s/>This is real life buddy,” gesturing to the tv. <text:s/>“What makes you think I give a fuck about what that French pretend Mexican communist asshole says.” <text:s/>“Why don’t you read a real book that’s actually worth a damn like home and garden television where you actually learn something!” “Yeah get your head out of your ass!” “Americans do not read books son. <text:s/>We read newspapers and men’s health magazines like USA Today and People.” <text:s/>“You literary fuck!” <text:s/>It was a sign of weakness. <text:s/>“People, USA today, now that’s a straight shootin’ American man’s rag”)[Significance of 2038: Hank in line with a coup to take over and establish a thousand year reign as the founding fathers had wanted it, in the name of not letting history repeat itself. <text:s/>Leading up: Legislative and Judicial branches absorbed into the executive branch, as John Adams had originally envisioned, the federal reserve is now the treasury. <text:s/>Scuffle on literary night because the occasion turns out to be to dissolve the ward library and replace it with a thousand year reich reading room. <text:s/>Chichikov tried to defend the books. (/Chichikov heard the thump of rotor blades overhead, the commanche drones were hitting the slums of Anacostia again)/Don’t you wonder where you came from Valentín? <text:s/>Why you’re a little different from the other vets on the ward? <text:s/>Panama. <text:s/>The lists of souls.(Hank logic: Valentín: but there is suffering. <text:s/>The US is not the only nation that has suffered a tragedy like nine-eleven. <text:s/>Actually nine eleven is nothing compared to the atrocities faced by many nations dished out with direct or indirect US support. ../That’s enough Valentín….Yes <text:soft-page-break/>you are right. <text:s/>There is suffering in the world beyond our borders. <text:s/>There are people dying of preventable disease, children starving to death in their mother’s arms, yes, yes, there are even perhaps some collusion in the death of civillans overseas. <text:s/>But that is precisely why we must invest American’s resources in a new special kind of nifty gun capable of addressing these and all of the other new kinds of threats we face in the 21st century. /A gun…to address the threat of starvation, of crop failures?/A gun to stop poor people from being poor. <text:s/>A gun that prevents illegal immigration under the transatlantic tunnel. <text:s/>Oh you should see what the boys in R&amp;D are capable of doing.)]]</text:p>
      <text:p text:style-name="P4"/>
      <text:p text:style-name="P8">“No nation had ever strived so tirelessly to be compassionate towards the rest of the world, and then in return for this beneficence been so maligned and injured…” /“No nation had ever endured such an outrageous crime…”/ <text:s/>“No nation, ever, had been so insulted.” / “No nation, after bending over backwards for the rest of the world, had been so ruthlessly and maliciously maligned, injured, and insulted.” / “Atrocity is not the word for it; we are talking about a holocaust. <text:s/><text:span text:style-name="T1">Our</text:span> holocaust.” <text:s/>/“In human history, <text:s/>no nation…”/ I mean we are talking about our holocaust, I mean thousands of people, it’s really more of a holocaust, a hecatomb / Weaving through the little enchanted sound-bite wood of news cameras, digital streaming devices, and t-shirt stands on the mall, Valentín asked his dad for a sno-cone. <text:s/>“We will Remember,” but you could never remember like the merrycan can, Valentín knew, because no one had suffered like him. <text:s/>Valentín knew that it was our holocaust, and that you could not know how many died. <text:s/>But why did he remember it now?</text:p>
      <text:p text:style-name="P9">“What’s a…what are we doing daddy? <text:s/>Can I have a sno-cone?”</text:p>
      <text:p text:style-name="P9">“This is the nine-eleven parade, little buddy!”</text:p>
      <text:p text:style-name="P9">“What’s nine-eleven?”</text:p>
      <text:p text:style-name="P9">Ah, it was the September eleventh memorial parade on the mall in Washington D.C., where Valentín grew up. <text:s/>But why did he remember it now?</text:p>
      <text:p text:style-name="P9">“There’s the capitol buddy! <text:s/>That’s where a bill becomes a law, son.”</text:p>
      <text:p text:style-name="P9">What’s a, what’s a bill? <text:s/>What’s a law? <text:s/>That’s where they’re passing the bills, keeping our land safe and happy, son.</text:p>
      <text:p text:style-name="P9">“What’s different about merryka, what sets us apart? <text:s/>What defines us?” <text:s/>“Why is merryka different?” <text:s/>And the distinguished gentleman from Texas lifted up his foot onto the reflecting pool concrete bank, leaned forward into the camera; he rested his forearm against his up-stepped knee and pihcned the knuckle of his index finger against his thumb. <text:s/>It was the distinguished gentleman from Texas and he looked into your eye as he said it, “America’s different because we want freedom.” <text:s/>And meanwhile not too far behind it was the capitol where all the safety and freedom bills were piling up. <text:s/>“We’re different from other nations because we want people to be happy. <text:s/>And we take every pain to ensure it. <text:s/>That’s what sets apart. <text:s/>It’s just our way of doing things.” <text:s/>Pinching the knuckle of his index finger against his thumb and looking into your eye with such a glimmer of meaningness that you knew that he was the merrycan and that he Remembered. <text:s/>Because he pinched his thumb and index knuckle together in that amicable way you knew he epitomized merryka.</text:p>
      <text:p text:style-name="P9">That’s where they were passing the bills there were so many of them working away there passing the happy bills one after the other legislating passing the happiness and freedom bills one after another. <text:s/>All the happiness and freedom was piling up inside because of how safe it was getting. <text:s/>The welling up safety inside “Ooohh, I am safe. <text:s/>I am so safe.”</text:p>
      <text:p text:style-name="P8">Valentín knew that you could not remember. <text:s/>It was not possible to remember like a real Merrycan could remember, and that no one had ever suffered as Merika had suffered that fateful September day in august of nineteen and two thousand and 1. <text:s/>And soon if he was lucky he would get to see the merrykan who was the only one who really remembered the holocaust. <text:s/>And the popcorn and the tri-<text:soft-page-break/>corn and there were sno-cones and hotdogs. <text:s/>And the President will speak. <text:s/>Never before in history had such an atrocity been visited upon a nation. <text:s/>Never before… We’re the only ones…</text:p>
      <text:p text:style-name="P9">A wind swept over the mall, knocking down the first leaves of autumn, and Valentín’s dad raised his hand to his brow, shading his eyes from the sun.</text:p>
      <text:p text:style-name="P9">“Words are hands,” said Valentín.</text:p>
      <text:p text:style-name="P4"/>
      <text:p text:style-name="P4"/>
      <text:p text:style-name="P9">Each leaf followed a path to the ground independent of the other leaves, not discernable or derivable from the other leaves; and yet because the leaves were of the nature of not beingderived or calculable in advance, their positions and trajectories could be calculated in advance from this nature. <text:s/>Particulates were derived from natures, and natures were no different from particulates./ The freedom of a single leaf falling from a branch did not disprove the necessity of the whole structure of intertwining patterns of lattices of falling leaves in which it took part. <text:s/>The necessity of the lattice, not for being a lattice and a whole structure did it undermine its essence consisting in the freedom of single falling leaves. /No two leaves ever took the same path to the ground. <text:s/>If the single falling leaf was prefigured by the larger lattice system of falling leaves, this did not mean the path of any single falling leaf could be determined. <text:s/>And yet nor was the path of any single falling leaf random. <text:s/>Its existence in the lattice of pathways of falling leaves meant that its path was prefigured by that lattice. <text:s/>/The lattice was itself prefigured by lattice structures of higher dimensions, just as a single falling leaf was by it. Lattice systems of falling leaves were single falling leaves, and single falling leaves were entire lattice systems of single falling leaves.</text:p>
      <text:p text:style-name="P9">“You looking at the leaves there buddy?”</text:p>
      <text:p text:style-name="P9">“Not me, Chichikov!”</text:p>
      <text:p text:style-name="P9">“Who’s Chichikov?”</text:p>
      <text:p text:style-name="P9">Grandpa, Valentín knew, had said one time about his nana in Lithuania came over in a boat in 1916 when she was thirteen, never saw her parents again, where they had a farm and a lammy. <text:s/>That’s why she called the granshildrens “lammies.” <text:s/>That was the explanation of why it didn’t make sense./”No Valentín you’re full of all kinds of silliness today!” said daddy, but grandpa had said the explanation of why it made sense.</text:p>
      <text:p text:style-name="P9">”Hands are words,” said Valentín.</text:p>
      <text:p text:style-name="P9">“Now go play with your friends buddy!” </text:p>
      <text:p text:style-name="P16" loext:marker-style-name="T9"><text:span text:style-name="T10">Oh the friends oh yes! <text:s/>Oh yes he would play yes because there was Horace the sea lion and Qianlong Emperor and Donkeyface Manilov, and Froppy Cantaloupe and Bimerfina the nihilist salamander and Dan who is a lion in the air, and Duck the mad duck who wobbled across the tidal flats scowling at the anenomes with his forked tongue. Horace yes and we will avoid the cantaloupes billowing in from flying </text:span><text:span text:style-name="T11">F</text:span><text:span text:style-name="T10">roppy’s belly. “Horace!” Ooooooohh but that Horace he is a stoic one. Horace had not spoken in ages and they wondered if he was real at all or if was made of concrete. He does not deign to be real at times. You must admire his pearl encrusted mane before you gain his confidence. But you admire that in a sea horse friend. Billower! <text:s/>Look out for the cantaloupe! <text:s/>…the air had different sides to it./ “One thing follows another.”/Valentín tried hard to have one thing follow another in the proper way of . <text:s/>He tried to not know about the things that would come in the future and that he would know and think about in the future when he was still a child in the past. <text:s/>There was an ordering of things and places and events that was scale invariant up to a monotonic transformation. <text:s text:c="2"/>/I’m afraid I don’t make sense sometimes.”/Lammies right?/I was remembering a past I had not yet had. <text:s/>I already know things that I don’t yet know. <text:s/>I can see anything if I really want to. <text:s/>I know they have the one way thing after the other way of seeing that makes sense. <text:s/>There was </text:span><text:soft-page-break/><text:span text:style-name="T10">the correct way of seeing that made sense where you didn’t see any of it. <text:s/>But I can see all of it/They have a word for the way you see things/What’s that?/Schizophrenia./Heh hehe that was funny about the monotic transform because ehe would know about it until he was more grown up and not a child anymore. <text:s/>It was one of the things you had to not know yet/ Sometimes I know things in advance of when I know them. <text:s/>I have the foreknowledge./With friends: Sometimes I don’t make sense. <text:s/>Sometimes I know things in advance of when I know them. <text:s/>Sometimeswitch axes6:th.p/switched invertor field omittors/Chichikov: “Wh010 1a001s000u01t011ye0r 04e 0o?/100011101</text:span><text:span text:style-name="Internet_20_link"><text:span text:style-name="T4">00kgrou0n0d Radiation- Normal DEW Radar (Kotzebue): 66.53 N Lat. x 162.67 W Long.; TargetHardness- 10 psi; Background Radiation- Normal DEW Radar (Point Barrow): 70.71 N Lat. x 156.28 W Long.;</text:span></text:span><text:span text:style-name="T10">We are revoking your library privileges for the time being Chichikov until you return the books that you have borrowed.”The precocious jissom-spasm of foreknowledge. <text:s text:c="2"/>Chichikov had looked hard and seen that it was true that you could not tell the future, but Valentín knew the future belonged to the nature lattice of not telling the future could be derived from its nature. <text:s/>Valentín concentrated hard and tried to have a coherent thought. <text:s/>“Oh, did you know, </text:span><text:span text:style-name="Internet_20_link"><text:span text:style-name="T4">Target Hardness- 10 psi; Background Radiation- Normal DEW Station No. 25: 67.50 N Lat. x 138.78 W Long.; Target Hardness- 10 psi; Background Radiation- Normal PAVE PAWS (Robins AFB): 32.37 N Lat. x 83.64 W </text:span></text:span><text:span text:style-name="T10">did you know why maerrykal is different?”</text:span></text:p>
      <text:p text:style-name="P9">“No, why, tell us, tell us!”</text:p>
      <text:p text:style-name="P9">“America is different because they were passing happy freeom bills, because the merrykan said “America just wants happiness and freedom, and for people to be safe. <text:s/>And never in the history of mankind had a nation risen up that wanted such things.” <text:s/>You couldn’t say for other nations like france and alqueda what you could say about merica. <text:s/>You could not say for example that merrykel had murdered thousands of millions of innocent women and children. <text:s/>You could not say such a thing about merrykel because Merryka didn’t believe in violence. <text:s/>That wasn’t our way, Valentín knew. <text:s/>Our way was the way of passing the bills of freedom and happiness. <text:s/>Extending every courtesy to the world so that everyone was happy, no sacrifice had ever been too much for merryka. <text:s/>France, Al Qaeda, just about any atrocity you could think of, they had done it. <text:s/>But you could not say such things about merryka. <text:s/>France AlQaeda had killed millions, billions, even. <text:s/>But you could not say that the merryka had killed billions. <text:s/>You could not say, for example, that merryka had killed or was complicit in the killing of millions of people. <text:s/>You could not say that merryka had participated in the genocide of some one point five million men women and children in Indonesia, in 1967. <text:s/>You could not say that merryka had attacked and invaded other countries, killing defenseless children in overnight raids on civilian targets like france and alqueda had done. <text:s/>Merryka just wanted everyone to be free and happy, that’s where merryka was different from the other countries like France and Iran.”</text:p>
      <text:p text:style-name="P9">Now Horace spoke up, the staidest among them, and it was a moment of gravitas and pathos because he had not spoken in ages. They did not know if he was still a flying sea-horse lion like when he started out or if he had become concrete like the trees in the petrified forest. His little horse snout blew a gravitas bubble and Valentín and the friends gathered round to see what he would say. “But why are you remembering it now?” said the bubble.</text:p>
      <text:p text:style-name="P9">Valentín knew that the <text:span text:style-name="T12">[Texan] </text:span>merrykan was right, that life was not literary and that there was no such thing as poignancy and pathos. There was no such thing as the literary space.</text:p>
      <text:p text:style-name="P9" loext:marker-style-name="T9">But all of this was before I understood that I do not know how to remember. The merrycan was right. There were no literary turns of phrase that lifted us out of the solid facts of history, and <text:span text:style-name="T1">no one can truly remember</text:span>. <text:s/>//At least not remember like the merrycan can. <text:s/>You knew from September eleventh that never before in human history had anyone ever remembered like the merrycan could. <text:s/>Because you knew that there was nothing that was what it was because of what other things were, <text:soft-page-break/>but that everything existed independently of everything else as science had now discovered that the atoms are like little billiard balls bouncing around inside a box, and you couldn’t think of a more perfect metaphor of how it really was. There were no literary turns of phrase that lifted us out of the solid facts of history, no pathos; life was not literary. You could paint it and plait it all you want but you knew from what the merrycan said beneath it all that. And now we were in dire straits. These were the end times. Only Paul Revere Washington could help us now but he was dead and gone, …just as Paul Revere did on that fateful night in 1942 on Iwo Jima, during the last phase of the Berlin Airlift. <text:s/>This was the solid bedrock of truth on which a merry-ka rested. To quote John wilkes Kissinger Roosevelt: <text:s/>Here I stand, here I plant my flag until the end of days, whence my Lord Jesus will rapture me up from the filthy mire… al Qaeda and the freedom hating French who are coming to merry-ka through the tunnel and pretending to be poor Mexicans so they can steal our healthcare. <text:s/>(Josebediah 3:14). <text:s/>In Christ’s name wiothout a special neat kind of gun that can do the job how it’s s’posed to be done we’re gonna be enslaved by the chinese French aliens from the secret tunnel they learned how to dig from the Vietnamese, which is also a kind of an ancient UFO that crashed to earth during the roman Empire. To come over here from their failed states and steal our freedom. The Ewoks were our ally in the struggle, <text:span text:style-name="T12">you could count on that</text:span>. You knew from the merrycan that there were two choices, you had the choice where you had to develop a new kind of gun that handle the problems of the 21<text:span text:style-name="T5">st</text:span> century, or you just sat back with your arms folded over and let merryka get taken over by the tunnel people, as we knew from the Lord of the Rings which was part of the New Testament that’s what happened to reign of endor and why the elves got their pointy ears turned into kittens by Christ’s wrath, who as scripture tells us was angry when he came out of the temple into the market place and saw that the tradesmen weren’t doing anything to develop a new kind of gun as he had told them (Hezekial 9:40). Will we now repeat the same history? Will we showeth unto the Lord that we have learnt nothing in three thousand years of history? No! The merrycan peepuhl was a man of action and a man of Christ’s word. <text:s/>This election was about people who knew their <text:span text:style-name="T12">B</text:span>ible and about those who <text:span text:style-name="T12">D</text:span>idn’t. <text:s/>You knew from senator x and governor y and news channel 8 that these were the end times, you knew. <text:s/>Now the question you had to ask yourself, Valentín could tell, was were you going to leave the country in the hands of people who still debated whether or not <text:span text:style-name="T12">C</text:span>hrist’s reckoning was at hand. <text:s/>Well, you could get as academic as you wanted about it with big fancy words and all but the fact remained of the truth of the solid bedrock of merry-can history of the night in Leviticus when Paul Revere ascended to Heaven to defeat Mohammed and the other al Qaeda leadership. Oh Valentín knelt and bowed and took off his tricorn hat before the wise merrycan’s leadership and wisdom. Valentín craned his neck and watched the blue sky of Christ that was not French and chewed his popcorn. Oh he did bow and swoon his neck at the sky at the merrycan’s leadership and wisdom and his deep knowledge of history. No one had suffered more than the merrycan, no one had been more maligned, no one had ever lost almost three thousand people from a falling trade center and survived to tell it, and yet the merrycan had borne the myriad indignations and solved the riddle of history. Throughout man’s time on earth, the march of history had been a meaningless whorl of random, meaningless events without any apparent meaning or relation to each other. And now there appeared the new man, the merrycan man who gave the key to unlock <text:span text:style-name="T12">H</text:span>istor<text:span text:style-name="T12">y’s</text:span> <text:span text:style-name="T12">M</text:span>ysteries (Sunday nights 9/8 central, check local listings) as foretold in scripture <text:s/>“and lo the fist of the flaiming swords would return to the holy land lifting up the presidential seal from the mud of mordor castle, and though the merrycan had born all manner of insult and injury from the rest of the world, lo he would rise up in his camo and teach the world with exploding homemade bombs that killed little children in federal buildings” (Leviticus II 77:29). You knew that the feds put nurseries in federal buildings as human shields. Yes you could feel it and it gave a little shiver in your bones to feel it: Only now were <text:soft-page-break/>emerging from under the long shadow of Vietnam War and the Dark Ages in general to grasp the true light which Christ had entrusted only to the merrycan. Only now, thanks to the grace and wisdom of the merrycan did humanity walk out onto the solid ground of true factual history based on real unreputable factual information. You knew from watching tv that <text:span text:style-name="T12">b</text:span>ecause of the merrycan’s knowledge we were now no longer in the darkness. Oh you gave a little shiver in your cockles and swooned your neck at the sky; you felt in your belly that you would see him one day, and know him by the flaming sword in his right hand, and the ethereal medusa head made of reaper drone strikes. That was why on the seal of the president of the united states you had an eagle holding a fistful of arrows in one claw, balanced by another claw holding a flaming sword, and then where the eagle’s head should be there was a sort of medusa head of reaper drones, as foretold in scripture and articulated by the founding fathers. What did Paul Revere say when al Qaeda was attacking? <text:s/>“I can’t do it alone,” he said. “I need Gandalf’s staff.” The <text:span text:style-name="T12">body</text:span> of Christ, the bread of Heaven.</text:p>
      <text:p text:style-name="P8"/>
      <text:p text:style-name="P8">“I love you son,” said daddy from the brow of his hand on high. <text:s/>…the combinotoria of intersecting lattice paths of falling autumn leaves. / “Words are hands.”</text:p>
      <text:p text:style-name="P8">Why did he remember it now, though? <text:s/>Why did it all come rushing back? <text:s/>Valentín remembered it now because it was the last moment he had spent with his father.</text:p>
      <text:p text:style-name="P8">//</text:p>
      <text:p text:style-name="P8">Or for example You could not say that merry ka had been behind the massacre at El Mozote in El Salvador, or in dos Rios or in Sampul or that us trained, armed and funded the Atlactl battalion responsible for, Reagan and Pol Pot deputy director rick klein or that the us embassy was complicit in the wrape of nuns. <text:s/>These were things you simply could not say about merryka. <text:s/>Or you could not say, for example, East Timor, Indonesia… unlike all the other countries in the world <text:s/>like France and Mexico, these were all things that had never happened and that you could not say that merryka had done. <text:s/></text:p>
      <text:p text:style-name="P8">The intersecting patterns of…combinatoria of pathways./What are you looking at there little buddy?/Not me. <text:s/>Chichikov!/”Chichikov?”//Didn’t you have the lammy?/Grandpa said it once so it was true./Hey I wanted to ask you. <text:s/>How did you know about time and space?/Mr. Avalokita told me.//Manilov…dead souls…target class/ <text:s/>Hell it wasn’t even prosaic. <text:s/>Life, the true essenece of life, was a deranged tyrade having something to do with the 2<text:span text:style-name="T5">nd</text:span> amendment of the US constitution, grunted out by inbred backwoods militias. <text:s/>And if it wasn’t that, then you took no position at all. <text:s/>That is, from a future standpoint I might have taken such a view, the unity of time and space having dissolved. <text:s/>My friends having left the tidal pool meadow. <text:s/>/”I love you son.”//There was no one else. <text:s/>Da-da raised his hand to stop the sun from getting into his eyes. <text:s/>He would never know how much I loved him. <text:s/>It was the last agreeable moment we spent together.</text:p>
      <text:p text:style-name="P8"/>
      <text:p text:style-name="P8">He felt the swell and trough of a terzerima taking form within his breast.</text:p>
      <text:p text:style-name="P13" loext:marker-style-name="T1"><text:span text:style-name="T1">And the bourgeoisie tell nothing of the slaughter</text:span></text:p>
      <text:p text:style-name="P13" loext:marker-style-name="T1"><text:span text:style-name="T1">Though the victims be</text:span></text:p>
      <text:p text:style-name="P13" loext:marker-style-name="T1"><text:span text:style-name="T1">Their own sons and daughters…</text:span></text:p>
      <text:p text:style-name="P13" loext:marker-style-name="T1"><text:span text:style-name="T1">And the necks are tranquil beneath the heel of the boot</text:span></text:p>
      <text:p text:style-name="P7">And docile as off ramps beneath the morning commute.</text:p>
      <text:p text:style-name="P8"/>
      <text:p text:style-name="P8">[In “hank” section: ”You understand that your father was a traitor and a coward.”//[This is the close, a conversation with the confidant (in the ward) who takes Valentín aside just before his automaton relative takes him out to lunch and the memorial at the end: Do you remember September 11<text:span text:style-name="T5">th</text:span>?/The assassination of Allende. /Excuse me?/ The U.S. government backed the overthrow of a democratically <text:soft-page-break/>elected government in Santiago, Chile. <text:s/>Pinochet took over. <text:s/>Allende was assassinated. <text:s/>X killed in the years of dictatorship that followed./Do you realize how many people perished on that day? <text:s/>In one single day?/Do you know how many people, civilians, perished the day the US marines invaded Panama City?/ <text:s/>Have you ever wondered where you came from?/”Sort of.”/ Your dad was Special Forces. <text:s/>Yeah, same outfit. <text:s/>He was in Panama. <text:s/>He came back and adopted you after the invasion. <text:s/>He was in Somalia. <text:s/>Single handedly defended a village for eight days. <text:s/>Shot three times. <text:s/>He was a hero. <text:s/>Now I’m telling you this because I think it’s time you wake up and get out of here. <text:s/>You’re life’s worth living…./Who are you?/I’m the goddamn American.// At the Vietnam War Memorial Memorial : On the pathway at the north end of the wall is the original bronze sculpture depicting three beleaguered US soldiers. <text:s/>In front of the wall you will notice a number of bronze statues of men seated on the lawn, staring blankly into space, representing the quaint old practice of “remembering fallen brothers” popular among the veterans who visited the wall in the First Armistice Period 1974-2018.][last bit: contemplates murdering Hank (or himself?), decides against it, Hank then kills him/”My dad used to tell me something””I’d like to figure it out….he used to tell me he loved me.” : (In the scuffle in the ward reading room the other night he had grabbed a shard of the one-way mirror that had broken Donkeyface Manilov’s head.)(Murdering Hank: He would wait until … Hank would be expecting him in his cell. <text:s/>Hank would enter the 1000 year reich reading room…. <text:s/>Chichikov would weild the sliver…)]</text:p>
      <text:p text:style-name="P8"/>
      <text:p text:style-name="P8"/>
      <text:p text:style-name="P8"><text:bookmark text:name="_GoBack Copy 1"/>The names of the dead souls<text:span text:style-name="T6"></text:span>//there was nothing he said that he actually meant…I remember it now because it was the last happy moment I shared with him<text:span text:style-name="T6"></text:span>//</text:p>
      <text:p text:style-name="P8"/>
      <text:p text:style-name="P10">Chichikov peered hard into the ambient field of rising action and tried to see what was really there. <text:s/>He knew that the only good story was the real one, the one that was realistic and that best reflected reality. <text:s/>He looked hard and tried to make sure that everything was what it was, and not some departure from itself that was not real./Now some goats came over the knoll, with little goaty heads and nostrils, bleating about the grassy embankment with little ears that twitched to and fro like the stove pipes, and Chichikov gazed and made certain that they were goats and not something other than goats that would then not be real. <text:s/>Chichikov knew that realism was the best style because it honored the timeless promethean struggle of everyday people just doing their everyday thing, man as such, if you will, homo sapiens in his natural environment, uncontrived and unmitigated by literary-sounding flights of fancy. <text:s/>Just honest consumers in their day-to-day struggle of ordering subjective tastes and preferences in a scale invariant fashion up to a monotonic transformation even though interpersonal comparisons of utility were not possible. <text:s/>And therein lay the rub of this mortal existence, Chichikov knew. <text:s/>Chihcikov knew it and tried extra hard to <text:bookmark text:name="_GoBack"/>see the real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09:05:58.624127017</meta:creation-date>
    <dc:date>2024-01-13T13:36:46.593870047</dc:date>
    <meta:editing-duration>PT3H30M12S</meta:editing-duration>
    <meta:editing-cycles>5</meta:editing-cycles>
    <meta:generator>LibreOffice/7.5.5.2$Linux_X86_64 LibreOffice_project/50$Build-2</meta:generator>
    <meta:document-statistic meta:table-count="0" meta:image-count="0" meta:object-count="0" meta:page-count="19" meta:paragraph-count="92" meta:word-count="13474" meta:character-count="76704" meta:non-whitespace-character-count="62814"/>
  </office:meta>
</office:document-meta>
</file>